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fr" fo:country="FR"/>
    </style:style>
    <style:style style:name="P2" style:family="paragraph" style:parent-style-name="Heading_20_3">
      <style:text-properties fo:language="fr" fo:country="FR"/>
    </style:style>
    <style:style style:name="P3" style:family="paragraph" style:parent-style-name="List_20_1" style:list-style-name="WWNum1">
      <style:text-properties fo:font-size="11pt" fo:language="fr" fo:country="FR" style:font-size-asian="11pt"/>
    </style:style>
    <style:style style:name="P4" style:family="paragraph" style:parent-style-name="Heading_20_2">
      <style:text-properties fo:color="#8d281e" loext:opacity="100%" style:text-underline-style="solid" style:text-underline-width="auto" style:text-underline-color="font-color"/>
    </style:style>
    <style:style style:name="P5" style:family="paragraph" style:parent-style-name="List_20_1" style:list-style-name="WWNum1">
      <style:text-properties fo:font-size="11pt" fo:language="fr" fo:country="FR" officeooo:rsid="0026b1b9" officeooo:paragraph-rsid="0026b1b9" style:font-size-asian="11pt"/>
    </style:style>
    <style:style style:name="P6" style:family="paragraph" style:parent-style-name="List_20_1" style:list-style-name="WWNum1">
      <style:text-properties fo:font-size="11pt" fo:language="fr" fo:country="FR" officeooo:paragraph-rsid="00216672" style:font-size-asian="11pt"/>
    </style:style>
    <style:style style:name="P7" style:family="paragraph" style:parent-style-name="Heading_20_2">
      <style:text-properties fo:language="fr" fo:country="FR" officeooo:paragraph-rsid="00216672"/>
    </style:style>
    <style:style style:name="P8" style:family="paragraph" style:parent-style-name="List_20_1" style:list-style-name="WWNum1">
      <style:text-properties fo:language="fr" fo:country="FR"/>
    </style:style>
    <style:style style:name="P9" style:family="paragraph" style:parent-style-name="Heading_20_2">
      <style:text-properties fo:language="fr" fo:country="F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ize="11pt" style:font-size-asian="11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jout de fonctionnalités vers la version 1.0</text:h>
      <text:h text:style-name="Heading_20_2" text:outline-level="2">Fonctionnalités prioritaires (must-have)</text:h>
      <text:h text:style-name="P2" text:outline-level="3">Gestion complète des charges formelles :</text:h>
      <text:list text:style-name="WWNum1">
        <text:list-item>
          <text:p text:style-name="P3">Validation automatique des charges formelles saisies.</text:p>
        </text:list-item>
        <text:list-item>
          <text:p text:style-name="P3">Mise à jour dynamique du calcul Hückel selon la charge totale de la molécule.</text:p>
        </text:list-item>
      </text:list>
      <text:h text:style-name="P2" text:outline-level="3">Optimisation des représentations graphiques :</text:h>
      <text:list text:continue-numbering="true" text:style-name="WWNum1">
        <text:list-item>
          <text:p text:style-name="P3"><text:span text:style-name="T1">Échelle automatique des orbitales moléculaires basée sur le coefficient maximal</text:span>.</text:p>
        </text:list-item>
        <text:list-item>
          <text:p text:style-name="P3"><text:span text:style-name="T1">Affichage adaptatif clair et précis pour grandes molécules</text:span>.</text:p>
        </text:list-item>
      </text:list>
      <text:h text:style-name="P2" text:outline-level="3">Exportation des résultats :</text:h>
      <text:list text:continue-numbering="true" text:style-name="WWNum1">
        <text:list-item>
          <text:p text:style-name="P3"><text:span text:style-name="T1">Exportation facile des résultats (énergies, diagrammes OM) au format CSV, JSON, ou PNG/SVG</text:span>.</text:p>
        </text:list-item>
        <text:list-item>
          <text:p text:style-name="P3">Sauvegarde et chargement de sessions (configurations, charges, molécules déjà étudiées).</text:p>
        </text:list-item>
      </text:list>
      <text:h text:style-name="P4" text:outline-level="2">Fonctionnalités recommandées (should-have)</text:h>
      <text:h text:style-name="P2" text:outline-level="3">Interface utilisateur améliorée :</text:h>
      <text:list text:continue-numbering="true" text:style-name="WWNum1">
        <text:list-item>
          <text:p text:style-name="P3">Mise en place de raccourcis clavier ou commandes rapides.</text:p>
        </text:list-item>
        <text:list-item>
          <text:p text:style-name="P3">Ajout d’une barre d'état affichant les informations essentielles en temps réel (charge totale, nombre d’orbitales occupées, énergie totale π).</text:p>
        </text:list-item>
      </text:list>
      <text:h text:style-name="P2" text:outline-level="3">Améliorations du workflow utilisateur :</text:h>
      <text:list text:continue-numbering="true" text:style-name="WWNum1">
        <text:list-item>
          <text:p text:style-name="P3"><text:span text:style-name="T1">Undo/Redo efficace pour les modifications graphiques et numériques</text:span>.</text:p>
        </text:list-item>
        <text:list-item>
          <text:p text:style-name="P3">Confirmation avant suppression d'éléments clés (atomes, liaisons, charges).</text:p>
        </text:list-item>
        <text:list-item>
          <text:p text:style-name="P5">Possibilité de déplacer un atome</text:p>
        </text:list-item>
      </text:list>
      <text:h text:style-name="P2" text:outline-level="3">Intégration poussée des paramètres Hückel avancés :</text:h>
      <text:list text:continue-numbering="true" text:style-name="WWNum1">
        <text:list-item>
          <text:p text:style-name="P3">Gestion étendue des paramètres Hückel personnalisés via une interface simple (ajout/modification/suppression).</text:p>
        </text:list-item>
        <text:list-item>
          <text:p text:style-name="P6">Option d'import/export facile de ces paramètres.</text:p>
        </text:list-item>
      </text:list>
      <text:h text:style-name="P7" text:outline-level="2">Fonctionnalités optionnelles (nice-to-have)</text:h>
      <text:h text:style-name="P2" text:outline-level="3">Tutoriels intégrés :</text:h>
      <text:list text:continue-numbering="true" text:style-name="WWNum1">
        <text:list-item>
          <text:p text:style-name="P3">Aide contextuelle intégrée à l’interface, affichée à la demande.</text:p>
        </text:list-item>
        <text:list-item>
          <text:p text:style-name="P3">Courtes vidéos ou GIFs animés montrant les fonctionnalités de base.</text:p>
        </text:list-item>
      </text:list>
      <text:h text:style-name="P2" text:outline-level="3">Analyse comparative rapide :</text:h>
      <text:list text:continue-numbering="true" text:style-name="WWNum1">
        <text:list-item>
          <text:p text:style-name="P3">Comparaison directe de plusieurs molécules sur une même fenêtre (superposition ou vue côte-à-côte).</text:p>
        </text:list-item>
        <text:list-item>
          <text:p text:style-name="P8"><text:soft-page-break/><text:span text:style-name="T2">Calcul rapide de différences énergétiques entre plusieurs états de charge ou substituants.</text:span></text:p>
        </text:list-item>
      </text:list>
      <text:h text:style-name="P9" text:outline-level="2">Robustesse et maintenance</text:h>
      <text:h text:style-name="P2" text:outline-level="3">Suite de tests automatisée :</text:h>
      <text:list text:continue-numbering="true" text:style-name="WWNum1">
        <text:list-item>
          <text:p text:style-name="P3">Tests unitaires pour chaque fonction clé (calcul d'énergies, gestion des charges, affichage graphique).</text:p>
        </text:list-item>
        <text:list-item>
          <text:p text:style-name="P3">Intégration continue via GitHub Actions ou équivalent pour vérification à chaque commit.</text:p>
        </text:list-item>
      </text:list>
      <text:h text:style-name="P2" text:outline-level="3">Documentation complète et structurée :</text:h>
      <text:list text:continue-numbering="true" text:style-name="WWNum1">
        <text:list-item>
          <text:p text:style-name="P3">Documentation utilisateur complète (PDF ou markdown) avec exemples.</text:p>
        </text:list-item>
        <text:list-item>
          <text:p text:style-name="P3">Guide développeur détaillant les choix de conception et l'organisation du code.</text:p>
        </text:list-item>
      </text:list>
      <text:h text:style-name="P2" text:outline-level="3">Distribution simplifiée :</text:h>
      <text:list text:continue-numbering="true" text:style-name="WWNum1">
        <text:list-item>
          <text:p text:style-name="P3">Création d'un exécutable standalone multiplateforme (Windows, macOS, <text:span text:style-name="T1">Linux</text:span>) via PyInstaller ou similaire.</text:p>
        </text:list-item>
        <text:list-item>
          <text:p text:style-name="P3"><text:span text:style-name="T1">Déploiement automatique des nouvelles versions sur GitHub Releases et PyPI</text:span>.</text:p>
        </text:list-item>
      </text:list>
      <text:h text:style-name="P9" text:outline-level="2">Roadmap vers la version 1.0</text:h>
      <text:h text:style-name="P2" text:outline-level="3">Version 0.8 → 0.9 :</text:h>
      <text:list text:continue-numbering="true" text:style-name="WWNum1">
        <text:list-item>
          <text:p text:style-name="P3">Implémentation des charges formelles robustes.</text:p>
        </text:list-item>
        <text:list-item>
          <text:p text:style-name="P3">Optimisation de l'affichage graphique et du calcul des énergies π.</text:p>
        </text:list-item>
        <text:list-item>
          <text:p text:style-name="P3">Tests unitaires sur les modules clés.</text:p>
        </text:list-item>
      </text:list>
      <text:h text:style-name="P2" text:outline-level="3">Version 0.9 → 1.0 RC :</text:h>
      <text:list text:continue-numbering="true" text:style-name="WWNum1">
        <text:list-item>
          <text:p text:style-name="P3">Ajout de fonctionnalités d'exportation/importation.</text:p>
        </text:list-item>
        <text:list-item>
          <text:p text:style-name="P3">Documentation complète (manuel utilisateur et développeur).</text:p>
        </text:list-item>
        <text:list-item>
          <text:p text:style-name="P3">Packaging de l'application en standalone.</text:p>
        </text:list-item>
      </text:list>
      <text:h text:style-name="P2" text:outline-level="3">Version 1.0 finale :</text:h>
      <text:list text:continue-numbering="true" text:style-name="WWNum1">
        <text:list-item>
          <text:p text:style-name="P3">Correction des derniers bugs connus.</text:p>
        </text:list-item>
        <text:list-item>
          <text:p text:style-name="P3">Validation complète par les utilisateurs-testeurs.</text:p>
        </text:list-item>
        <text:list-item>
          <text:p text:style-name="P3">Publication officielle et annonce publique.</text:p>
        </text:list-item>
      </text:list>
      <text:h text:style-name="P9" text:outline-level="2">Fonctionnalités complémentaires spécifiques</text:h>
      <text:list text:continue-numbering="true" text:style-name="WWNum1">
        <text:list-item>
          <text:p text:style-name="P3"><text:span text:style-name="T1">Représentation graphique des charges atomiques et des indices de liaison π</text:span>.</text:p>
        </text:list-item>
        <text:list-item>
          <text:p text:style-name="P3">Calcul des indices de Dewar et représentation graphique associée.</text:p>
        </text:list-item>
        <text:list-item>
          <text:p text:style-name="P3">Création d'une base de données d'exercices de structure et réactivité utilisant la méthode de Hückel et la théorie des orbitales frontalières.</text:p>
        </text:list-item>
        <text:list-item>
          <text:p text:style-name="P3">Ajout d'outils de dessins automatiques : génération de polyènes linéaires de dimension n et de monocycles à n chaînons.</text:p>
        </text:list-item>
      </text:list>
      <text:h text:style-name="P9" text:outline-level="2"><text:soft-page-break/>Descripteurs complémentaires inspirés des indices de Dewar</text:h>
      <text:list text:continue-numbering="true" text:style-name="WWNum1">
        <text:list-item>
          <text:p text:style-name="P8"><text:span text:style-name="T3">Indice de résonance de Clar (Clar Aromatic Sextets) : </text:span><text:span text:style-name="T4">https://en.wikipedia.org/wiki/Clar%27s_rule</text:span></text:p>
        </text:list-item>
        <text:list-item>
          <text:p text:style-name="P8"><text:span text:style-name="T3">Indice HOMA (Harmonic Oscillator Model of Aromaticity) : </text:span><text:span text:style-name="T4">https://en.wikipedia.org/wiki/Harmonic_oscillator_model_of_aromaticity</text:span></text:p>
        </text:list-item>
        <text:list-item>
          <text:p text:style-name="P8"><text:span text:style-name="T3">Indice de Fukui π (analyse réactivité frontière) : </text:span><text:span text:style-name="T4">https://en.wikipedia.org/wiki/Fukui_function</text:span></text:p>
        </text:list-item>
        <text:list-item>
          <text:p text:style-name="P8"><text:span text:style-name="T3">Énergie de résonance π (Resonance energy) : </text:span><text:span text:style-name="T4">https://en.wikipedia.org/wiki/Resonance_(chemistry)#Resonance_energy</text:span></text:p>
        </text:list-item>
        <text:list-item>
          <text:p text:style-name="P8"><text:span text:style-name="T3">Indice de conjugaison (bond conjugation index) : </text:span><text:span text:style-name="T4">https://en.wikipedia.org/wiki/Conjugated_system</text:span></text:p>
        </text:list-item>
        <text:list-item>
          <text:p text:style-name="P8"><text:span text:style-name="T3">Estimation simplifiée des longueurs d’ondes d’absorption UV-visible (HOMO-LUMO gap) : </text:span><text:span text:style-name="T4">https://en.wikipedia.org/wiki/HOMO_and_LUMO</text:span></text:p>
        </text:list-item>
        <text:list-item>
          <text:p text:style-name="P8"><text:span text:style-name="T3">Estimations qualitatives des déplacements chimiques RMN π : </text:span><text:span text:style-name="T4">https://en.wikipedia.org/wiki/Chemical_shif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 style:master-page-name="">
      <style:paragraph-properties fo:margin-top="0.353cm" fo:margin-bottom="0cm" style:contextual-spacing="false" fo:keep-together="always" style:page-number="auto" fo:keep-with-next="always"/>
      <style:text-properties fo:color="#8d281e" loext:opacity="100%" style:font-name="Calibri" fo:font-family="Calibri" style:font-family-generic="roman" style:font-pitch="variable" fo:font-size="13pt" fo:language="fr" fo:country="FR" style:text-underline-style="solid" style:text-underline-width="auto" style:text-underline-color="font-color" fo:font-weight="bold" style:font-name-asian="ＭＳ ゴシック" style:font-family-asian="'ＭＳ ゴシック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9</meta:editing-cycles>
    <meta:creation-date>2013-12-23T23:15:00</meta:creation-date>
    <dc:date>2025-05-15T15:43:58.363827551</dc:date>
    <meta:editing-duration>PT5M34S</meta:editing-duration>
    <meta:generator>LibreOffice/25.2.2.2$Linux_X86_64 LibreOffice_project/520$Build-2</meta:generator>
    <dc:creator>Romuald Poteau</dc:creator>
    <meta:document-statistic meta:table-count="0" meta:image-count="0" meta:object-count="0" meta:page-count="3" meta:paragraph-count="65" meta:word-count="555" meta:character-count="4206" meta:non-whitespace-character-count="3759"/>
    <meta:user-defined meta:name="AppVersion">14.0000</meta:user-defined>
    <meta:template xlink:type="simple" xlink:actuate="onRequest" xlink:title="Normal.dotm" xlink:href=""/>
  </office:meta>
</office:document-meta>
</file>